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Quelle option pour quel avenir ?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c gén → Si les sciences vous intéressent ...</text:p>
            <text:p>Sc gén + pes Math → ingé civil, math, HEC</text:p>
            <text:p>Sc gén + pes M/ph + pes B/Ch → médecine</text:p>
            <text:p>Sc gén + pes B/ch → Paramédical, chimie, bio</text:p>
            <text:p>Sc gén + pes M/ph → Ingénieur ind, physique, armé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6.955cm" svg:height="3.473cm" svg:x="0.579cm" svg:y="0.206cm" presentation:class="title" presentation:user-transformed="true">
          <draw:text-box>
            <text:p>PES Math/Physique – PES Bio/Chimi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réparer aux études supérieures exigeant une bonne maîtrise de ces matières.</text:p>
              </text:list-item>
              <text:list-item>
                <text:p>Renforcement des matières vues aux cours réguliers par un « drill » spécifique (QCM inspirés des examens d’entrée, questions d’olympiades).</text:p>
              </text:list-item>
              <text:list-item>
                <text:p>Approfondissement de certains chapitres (matières « facultative » des nouveaux programmes).</text:p>
              </text:list-item>
              <text:list-item>
                <text:p>Rafraîchissement de matières anciennes (vues en 3<text:span text:style-name="T1">ème</text:span><text:span text:style-name="T2"> et en 4</text:span><text:span text:style-name="T1">ème</text:span><text:span text:style-name="T2">)</text:span></text:p>
              </text:list-item>
              <text:list-item>
                <text:p><text:span text:style-name="T2">Développement de l’aspect « travaux pratiques » lorsque la nécessité s’en </text:span><text:span text:style-name="T2">fait senti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6T13:41:14.940896987</meta:creation-date>
    <dc:date>2020-03-06T19:32:11.842852104</dc:date>
    <meta:editing-duration>PT4H5M59S</meta:editing-duration>
    <meta:editing-cycles>1</meta:editing-cycles>
    <meta:document-statistic meta:object-count="29"/>
    <meta:generator>LibreOffice/6.3.5.2$Linux_X86_64 LibreOffice_project/30$Build-2</meta:generator>
  </office:meta>
</office:document-meta>
</file>